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y 31, 2015 </text:p>
      <text:p text:style-name="Standard"/>
      <text:p text:style-name="Standard"><text:tab/>We have created a program that utilizes a reverse polish notation. The reverse polish notation uses a stack of empty memory locations and ONE pointer that will always point to an empty memory location. The pointer will always start at the top of the stack. When the user enters a value, the pointer (or stack pointer) will point the value to an empty location in the stack, store it. and move down on space. <text:s/>This process continues until the user inputs a function. When this occurs, there will be two possible outcomes depending on the type of function. If the function takes two values to produce a result, like addition or subtraction, the function will take the values in the two previous memory spaces and compute it. The memory locations of the previous two memory spaces are cleared. At the same time, the pointer moves backward two spaces, and the newly computed value will be stored in that empty memory location. The same thing occurs if the function only needs one value to operate, such as sine or cosine. In this case, the stack pointer will move back one space and only the previous memory location will be cleared. </text:p>
      <text:p text:style-name="Standard"><text:tab/>We have developed a function that takes a series of user entered variables and constants and use them in a way that is like the reverse polish. First the user establishes 4 arrays, the function will establish and maintain a fifth. The user created arrays represent commands, variables, constants and data. The fifth array established by the function is the actual stack in the reverse polish. The commands will do a variety of tasks, which include storing variables and other math functions. The math functions will use the variables and constants to calculate a value. </text:p>
      <text:p text:style-name="Standard"><text:tab/>Below we have a list of our current functions (by number) and a sample:</text:p>
      <text:p text:style-name="Standard"/>
      <text:p text:style-name="Standard">Functions: </text:p>
      <text:p text:style-name="Standard">So far we have 19 functions in our library. </text:p>
      <text:p text:style-name="Standard">To avoid confusion, let X be the newest number that was entered into the stack and let Y be the number that was before X.</text:p>
      <text:p text:style-name="Standard">If these to numbers were in the stack they would appear:</text:p>
      <text:p text:style-name="Standard"><text:s text:c="3"/>Y</text:p>
      <text:p text:style-name="Standard"><text:s text:c="3"/>X</text:p>
      <text:p text:style-name="Standard">-&gt;_</text:p>
      <text:p text:style-name="Standard">(-&gt; being the pointer, and _ being the empty memory location)</text:p>
      <text:p text:style-name="Standard"/>
      <text:p text:style-name="Standard">01: Add number to empty location and move pointer forward</text:p>
      <text:p text:style-name="Standard">02: X+Y Move pointer back two spaces</text:p>
      <text:p text:style-name="Standard">03: Y-X Move pointer back two spaces</text:p>
      <text:p text:style-name="Standard">04: Y*X Move pointer back two spaces</text:p>
      <text:p text:style-name="Standard">05: Y/X Move pointer back two spaces</text:p>
      <text:p text:style-name="Standard">06: X/Y Move pointer back two spaces</text:p>
      <text:p text:style-name="Standard">07: X^Y Move pointer back two spaces</text:p>
      <text:p text:style-name="Standard">08: Y^X Move pointer back two spaces</text:p>
      <text:p text:style-name="Standard">09: <text:s/>Sin(X) Move pointer back one space</text:p>
      <text:p text:style-name="Standard">10: <text:s/>Cos(X) Move pointer back one space</text:p>
      <text:p text:style-name="Standard">11: <text:s/>Tan(X) Move pointer back one space</text:p>
      <text:p text:style-name="Standard">12: ArcSin(X) Move pointer back one space</text:p>
      <text:p text:style-name="Standard">13: ArcCos(X) <text:s/>Move pointer back one space</text:p>
      <text:p text:style-name="Standard">14: ArcTan(X) Move pointer back one space</text:p>
      <text:p text:style-name="Standard">15: X%Y <text:s/>Move pointer back two spaces</text:p>
      <text:p text:style-name="Standard">16: Y%X <text:s/>Move pointer back two spaces</text:p>
      <text:p text:style-name="Standard">17: Sinh(X) <text:s/>Move pointer back one space</text:p>
      <text:p text:style-name="Standard"><text:soft-page-break/>18:Cosh(X) Move pointer back one space</text:p>
      <text:p text:style-name="Standard">19:Tanh(X) <text:s/>Move pointer back one space</text:p>
      <text:p text:style-name="Standard"/>
      <text:p text:style-name="Standard">Here we have a sample of what the program would output give a user input:</text:p>
      <text:p text:style-name="Standard"><text:tab/></text:p>
      <text:p text:style-name="Standard">User entered arrays:<text:tab/>(In this case, the constants don't matter)</text:p>
      <text:p text:style-name="Standard"><text:tab/><text:tab/><text:tab/>Command<text:tab/>Variable<text:tab/>Constants<text:tab/>Data (Variable number)</text:p>
      <text:p text:style-name="Standard"><text:tab/><text:tab/><text:tab/>01<text:tab/><text:tab/>1<text:tab/><text:tab/>-<text:tab/><text:tab/>1 <text:s text:c="6"/>(1)</text:p>
      <text:p text:style-name="Standard"><text:tab/><text:tab/><text:tab/>01<text:tab/><text:tab/>3<text:tab/><text:tab/>-<text:tab/><text:tab/>2 <text:s text:c="6"/>(2)<text:tab/></text:p>
      <text:p text:style-name="Standard"><text:tab/><text:tab/><text:tab/>05<text:tab/><text:tab/>-<text:tab/><text:tab/>-<text:tab/><text:tab/>3 <text:s text:c="6"/>(3)</text:p>
      <text:p text:style-name="Standard"><text:tab/><text:tab/><text:tab/>01<text:tab/><text:tab/>2<text:tab/><text:tab/>-</text:p>
      <text:p text:style-name="Standard"><text:tab/><text:tab/><text:tab/>01<text:tab/><text:tab/>3<text:tab/><text:tab/>-</text:p>
      <text:p text:style-name="Standard"><text:tab/><text:tab/><text:tab/>02<text:tab/><text:tab/>-<text:tab/><text:tab/>-</text:p>
      <text:p text:style-name="Standard"><text:tab/><text:tab/><text:tab/>01<text:tab/><text:tab/>3<text:tab/><text:tab/>-</text:p>
      <text:p text:style-name="Standard"><text:tab/><text:tab/><text:tab/>01<text:tab/><text:tab/>2<text:tab/><text:tab/>-</text:p>
      <text:p text:style-name="Standard"><text:tab/><text:tab/><text:tab/>03<text:tab/><text:tab/>-<text:tab/><text:tab/>-</text:p>
      <text:p text:style-name="Standard"/>
      <text:p text:style-name="Standard"/>
      <text:p text:style-name="Standard"/>
      <text:p text:style-name="Standard">The stack would look like this at the end of the program:</text:p>
      <text:p text:style-name="Standard"/>
      <text:p text:style-name="Standard"><text:s text:c="4"/>3</text:p>
      <text:p text:style-name="Standard"><text:s text:c="4"/>5</text:p>
      <text:p text:style-name="Standard"><text:s text:c="4"/>1</text:p>
      <text:p text:style-name="Standard">-&gt;_</text:p>
      <text:p text:style-name="Standard"/>
      <text:p text:style-name="Standard">What occurs in this program is that the variables call a number from the data array. The function then stores numbers 1 and 3 into the stack. The pointer moves forward each time a variable is entered, and stored. At this point the stack looks like this:</text:p>
      <text:p text:style-name="Standard"/>
      <text:p text:style-name="Standard"><text:s text:c="3"/>1</text:p>
      <text:p text:style-name="Standard"><text:s text:c="3"/>3</text:p>
      <text:p text:style-name="Standard">-&gt;_</text:p>
      <text:p text:style-name="Standard"/>
      <text:p text:style-name="Standard">Next the function takes 3 and divides it by 1, and moves the pointer backwards two spaces, stores the result there moves forward one space. The stack now looks like this:</text:p>
      <text:p text:style-name="Standard"/>
      <text:p text:style-name="Standard"><text:s text:c="3"/>3</text:p>
      <text:p text:style-name="Standard">-&gt;_</text:p>
      <text:p text:style-name="Standard"/>
      <text:p text:style-name="Standard">The function now adds 2 and 3 into the stack:</text:p>
      <text:p text:style-name="Standard"/>
      <text:p text:style-name="Standard"><text:s text:c="3"/>3</text:p>
      <text:p text:style-name="Standard"><text:s text:c="3"/>2</text:p>
      <text:p text:style-name="Standard"><text:s text:c="3"/>3</text:p>
      <text:p text:style-name="Standard">-&gt;_</text:p>
      <text:p text:style-name="Standard"/>
      <text:p text:style-name="Standard">The addition command is now called, so the pointer moves backward two spaces, stores the sum into the empty memory location, and moves forward one space</text:p>
      <text:p text:style-name="Standard"><text:soft-page-break/><text:s text:c="4"/></text:p>
      <text:p text:style-name="Standard"><text:s text:c="4"/>3</text:p>
      <text:p text:style-name="Standard"><text:s text:c="4"/>5</text:p>
      <text:p text:style-name="Standard">-&gt;_ </text:p>
      <text:p text:style-name="Standard"/>
      <text:p text:style-name="Standard">The function now adds 3 and 2 into the stack :</text:p>
      <text:p text:style-name="Standard"/>
      <text:p text:style-name="Standard"><text:s text:c="4"/>3</text:p>
      <text:p text:style-name="Standard"><text:s text:c="4"/>5</text:p>
      <text:p text:style-name="Standard"><text:s text:c="4"/>3</text:p>
      <text:p text:style-name="Standard"><text:s text:c="4"/>2</text:p>
      <text:p text:style-name="Standard">-&gt;_</text:p>
      <text:p text:style-name="Standard"/>
      <text:p text:style-name="Standard">Finally the function takes 3 and subtracts it by 2. The pointer moves backward two spaces, stores the difference in the now empty memory location, and moves forward one space.</text:p>
      <text:p text:style-name="Standard"/>
      <text:p text:style-name="Standard"><text:s text:c="4"/>3</text:p>
      <text:p text:style-name="Standard"><text:s text:c="4"/>5</text:p>
      <text:p text:style-name="Standard"><text:s text:c="4"/>1</text:p>
      <text:p text:style-name="Standard">-&gt;_</text:p>
      <text:p text:style-name="Standard"/>
      <text:p text:style-name="Standard">This is the way the program functions. The pointer will continuously move forwards and backwards to store variables and results. </text:p>
      <text:p text:style-name="Standard"/>
      <text:p text:style-name="Standard"><text:tab/>In a phase space, each step can be represented as functions. What this means is that applying this technology in one point in phase space may cause a different change if it were applied to be applied another point in phase space. The specifics of this depends on the problem. We are using this method as a flexible way to represent these functions. This way you can apply evolutionary operators to a function easily and evolve the path through phase sp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09:14:04.660520441</meta:creation-date>
    <dc:date>2015-05-31T16:31:24</dc:date>
    <meta:editing-duration>PT1H23M50S</meta:editing-duration>
    <meta:editing-cycles>8</meta:editing-cycles>
    <meta:generator>LibreOffice/3.4$Unix LibreOffice_project/340m1$Build-602</meta:generator>
    <dc:creator>ChongXu Qiu</dc:creator>
    <meta:printed-by>ChongXu Qiu</meta:printed-by>
    <meta:print-date>2015-05-31T16:13:56</meta:print-date>
    <meta:document-statistic meta:table-count="0" meta:image-count="0" meta:object-count="0" meta:page-count="3" meta:paragraph-count="79" meta:word-count="862" meta:character-count="4755" meta:non-whitespace-character-count="3802"/>
  </office:meta>
</office:document-meta>
</file>